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F81AC9DF.png"/>
  <manifest:file-entry manifest:media-type="image/png" manifest:full-path="Pictures/1000000000000780000004386C1E77A4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78000000438D06A260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Über Sieg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/>
                <text:p text:style-name="P1">Licencjacki projekt programistyczny</text:p>
                <text:p text:style-name="P1">15 czerwca 2011 r.</text:p>
                <text:p text:style-name="P1"/>
                <text:p text:style-name="P1">Krzysztof Kusiak</text:p>
                <text:p text:style-name="P1">Rafał Łukaszewsk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iechur<text:line-break/></text:p>
          </draw:text-box>
        </draw:frame>
        <draw:frame draw:style-name="gr2" draw:text-style-name="P3" draw:layer="layout" svg:width="27cm" svg:height="14.919cm" svg:x="0.5cm" svg:y="4.581cm">
          <draw:image xlink:href="Pictures/100000000000078000000438D06A2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Łucznik</text:p>
          </draw:text-box>
        </draw:frame>
        <draw:frame draw:style-name="gr2" draw:text-style-name="P3" draw:layer="layout" svg:width="27.084cm" svg:height="15.419cm" svg:x="0.416cm" svg:y="4.5cm">
          <draw:image xlink:href="Pictures/100000000000078000000438F81AC9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Taran</text:p>
          </draw:text-box>
        </draw:frame>
        <draw:frame draw:style-name="gr2" draw:text-style-name="P3" draw:layer="layout" svg:width="27.084cm" svg:height="15.5cm" svg:x="0.416cm" svg:y="4.5cm">
          <draw:image xlink:href="Pictures/1000000000000780000004386C1E77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11-03-20T22:45:24</meta:creation-date>
    <dc:language>fi-FI</dc:language>
    <meta:editing-cycles>15</meta:editing-cycles>
    <meta:editing-duration>PT03H22M55S</meta:editing-duration>
    <meta:initial-creator>Krzysztof Kusiak</meta:initial-creator>
    <dc:date>2011-06-15T01:49:35.71</dc:date>
    <dc:creator>Rafał Łukaszewski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